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0" style:family="paragraph" style:parent-style-name="Standard">
      <style:text-properties style:font-name="Arial" fo:font-size="5pt" style:font-size-asian="5pt" style:font-name-complex="Arial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6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8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21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22" style:family="paragraph" style:parent-style-name="Text_20_body">
      <style:paragraph-properties fo:margin-top="0in" fo:margin-bottom="0in" fo:text-align="center" style:justify-single-word="false"/>
      <style:text-properties fo:font-size="6pt" style:font-size-asian="6pt" style:font-size-complex="6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7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0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1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2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3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5" style:family="paragraph" style:parent-style-name="Standard">
      <style:paragraph-properties fo:margin-top="0.0402in" fo:margin-bottom="0in" fo:text-align="center" style:justify-single-word="false"/>
      <style:text-properties fo:font-size="6pt" style:font-size-asian="6pt" style:font-size-complex="6pt"/>
    </style:style>
    <style:style style:name="P36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40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1" style:family="paragraph" style:parent-style-name="Text_20_body">
      <style:text-properties fo:font-size="10pt" style:font-size-asian="10pt" style:font-size-complex="10pt"/>
    </style:style>
    <style:style style:name="P42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4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44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fo:font-size="10pt" style:font-size-asian="10pt" style:font-size-complex="10pt" fo:hyphenate="false" fo:hyphenation-remain-char-count="2" fo:hyphenation-push-char-count="2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font-size-asian="10pt" style:font-name-complex="Arial"/>
    </style:style>
    <style:style style:name="T8" style:family="text">
      <style:text-properties style:font-name="Arial" fo:font-size="10pt" fo:language="ru" fo:country="RU" style:font-size-asian="10pt" style:font-name-complex="Arial"/>
    </style:style>
    <style:style style:name="T9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font-name-complex="Arial"/>
    </style:style>
    <style:style style:name="T13" style:family="text">
      <style:text-properties fo:font-style="italic" style:font-name-asian="Times New Roman" style:font-style-asian="italic" style:font-name-complex="Times New Roman" style:font-style-complex="italic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style:font-name-asian="Times New Roman" style:font-name-complex="Times New Roman"/>
    </style:style>
    <style:style style:name="T16" style:family="text">
      <style:text-properties style:text-position="sub 58%" fo:language="en" fo:country="US" style:font-name-complex="Tahoma"/>
    </style:style>
    <style:style style:name="T17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18" style:family="text">
      <style:text-properties fo:language="ru" fo:country="RU"/>
    </style:style>
    <style:style style:name="T19" style:family="text">
      <style:text-properties fo:language="ru" fo:country="RU" style:text-underline-style="solid" style:text-underline-width="auto" style:text-underline-color="font-color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-complex="Ari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4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5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26" style:family="text">
      <style:text-properties style:text-underline-style="none" fo:font-weight="bold" style:font-weight-asian="bold"/>
    </style:style>
    <style:style style:name="T27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8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9" style:family="text">
      <style:text-properties style:use-window-font-color="true" style:font-name="Arial" fo:font-size="10pt" style:font-size-asian="10pt" style:font-name-complex="Arial" style:font-size-complex="10pt"/>
    </style:style>
    <style:style style:name="T30" style:family="text">
      <style:text-properties style:use-window-font-color="true" style:font-name="Arial" fo:font-size="10pt" fo:language="en" fo:country="US" style:font-size-asian="10pt" style:font-name-complex="Arial" style:font-size-complex="10pt"/>
    </style:style>
    <style:style style:name="T31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2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3" style:family="text">
      <style:text-properties style:use-window-font-color="true" style:text-underline-style="solid" style:text-underline-width="auto" style:text-underline-color="font-color"/>
    </style:style>
    <style:style style:name="T34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6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7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8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9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0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2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3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44" style:family="text">
      <style:text-properties style:text-position="super 58%"/>
    </style:style>
    <style:style style:name="T45" style:family="text">
      <style:text-properties style:text-position="0% 100%" style:font-name-asian="Times New Roman" style:font-name-complex="Times New Roman"/>
    </style:style>
    <style:style style:name="T46" style:family="text">
      <style:text-properties style:font-name-complex="Tahoma"/>
    </style:style>
    <style:style style:name="T47" style:family="text">
      <style:text-properties style:font-name-asian="Times New Roman" style:font-name-complex="Times New Roman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21">ПРОТОКОЛ ПРОВЕРКИ</text:p>
      <text:p text:style-name="P8"/>
      <text:p text:style-name="P17"><text:span text:style-name="T9">Измеритель-сигнализатор СРК-АТ2327</text:span><text:span text:style-name="T3"><text:tab/></text:span><text:span text:style-name="T5">Дата проверки: </text:span><text:span text:style-name="T6">$date </text:span><text:span text:style-name="T5">г.</text:span></text:p>
      <text:p text:style-name="P9"/>
      <text:p text:style-name="P9"><text:span text:style-name="T24">з/н: </text:span><text:span text:style-name="T23">$serial</text:span></text:p>
      <text:p text:style-name="P9"/>
      <text:p text:style-name="P9"><text:span text:style-name="T24">Тип: </text:span><text:span text:style-name="T23">БДК</text:span><text:span text:style-name="T25">Н</text:span><text:span text:style-name="T23">-04 </text:span></text:p>
      <text:p text:style-name="P9"><text:span text:style-name="T26"><text:tab/></text:span></text:p>
      <text:p text:style-name="P44"><text:span text:style-name="T10">Диапазон измерения мощности дозы нейтронного излучения:</text:span></text:p>
      <text:p text:style-name="P19"><text:span text:style-name="T29">БДКН</text:span><text:span text:style-name="T30">-04:</text:span><text:span text:style-name="T29"> 0.1 мкЗв/ч – 10.0 мЗв/ч;</text:span></text:p>
      <text:p text:style-name="P18"/>
      <text:p text:style-name="P7">Относительная погрешность измерения:</text:p>
      <text:p text:style-name="P6"><text:span text:style-name="T33">БДКН</text:span><text:span text:style-name="T43">-04:</text:span><text:span text:style-name="T33"> </text:span><text:span text:style-name="T22">± </text:span><text:span text:style-name="T19">20</text:span><text:span text:style-name="T22"> %</text:span></text:p>
      <text:p text:style-name="P10"/>
      <text:p text:style-name="P5">Условия эксплуатации:</text:p>
      <text:p text:style-name="P30"><text:span text:style-name="T7">- <text:s/></text:span><text:span text:style-name="T4">Температура окружающего воздуха<text:tab/><text:tab/>+</text:span><text:span text:style-name="T7">$temp</text:span><text:span text:style-name="T4"> °</text:span><text:span text:style-name="T7">C</text:span></text:p>
      <text:p text:style-name="P31"><text:span text:style-name="T7">- <text:s/></text:span><text:span text:style-name="T4">Атмосферное давление<text:tab/><text:tab/><text:tab/><text:tab/>98,5 </text:span><text:span text:style-name="T7">kPa</text:span></text:p>
      <text:p text:style-name="P31"><text:span text:style-name="T7">- <text:s/></text:span><text:span text:style-name="T4">Относительная влажность воздуха<text:tab/><text:tab/></text:span><text:span text:style-name="T7">$vlag</text:span><text:span text:style-name="T4"> %</text:span></text:p>
      <text:p text:style-name="P31"><text:span text:style-name="T7">- <text:s/></text:span><text:span text:style-name="T4">Радиационный фон<text:tab/><text:tab/><text:tab/><text:tab/></text:span><text:span text:style-name="T7">$bground</text:span><text:span text:style-name="T4"> </text:span><text:span text:style-name="T8">н</text:span><text:span text:style-name="T4">Зв/ч</text:span></text:p>
      <text:p text:style-name="P27">Эталонные средства измерений: </text:p>
      <text:p text:style-name="P32"><text:span text:style-name="T7">- <text:s/></text:span><text:span text:style-name="T27">$facility_14</text:span><text:span text:style-name="T28">0;</text:span></text:p>
      <text:p text:style-name="P33"/>
      <text:p text:style-name="P34"/>
      <text:p text:style-name="P34">Данные проверки</text:p>
      <text:p text:style-name="P35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36"><text:span text:style-name="T12">Блок детектирования </text:span>нейтронного излучения с БДКН-04 № <text:span text:style-name="T12">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12"><text:span text:style-name="T18">Мощность дозы</text:span> в поверяемой точке</text:p>
            <text:p text:style-name="P20"><text:span text:style-name="T34">H*</text:span><text:span text:style-name="T39">oi</text:span><text:span text:style-name="T37">(10)</text:span></text:p>
          </table:table-cell>
          <table:table-cell table:style-name="t1.B2" office:value-type="string">
            <text:p text:style-name="P11">Фон</text:p>
            <text:p text:style-name="P11"><text:span text:style-name="T11">R=</text:span>2<text:span text:style-name="T11">,0</text:span>м</text:p>
          </table:table-cell>
          <table:table-cell table:style-name="t1.B2" office:value-type="string">
            <text:p text:style-name="P12">ИБН-<text:span text:style-name="T11">8-3</text:span></text:p>
            <text:p text:style-name="P11">№<text:span text:style-name="T11">027</text:span></text:p>
            <text:p text:style-name="P11"><text:span text:style-name="T11">R=2,0</text:span>м</text:p>
            <text:p text:style-name="P11"><text:span text:style-name="T11">B(R)=0,</text:span>866</text:p>
            <text:p text:style-name="P11"><text:span text:style-name="T34">H</text:span><text:span text:style-name="T31">*</text:span><text:span text:style-name="T39">oi</text:span><text:span text:style-name="T37">(10)</text:span><text:span text:style-name="T11">=</text:span><text:span text:style-name="T18">8,3</text:span></text:p>
            <text:p text:style-name="P3">1-10</text:p>
          </table:table-cell>
          <table:table-cell table:style-name="t1.B2" office:value-type="string">
            <text:p text:style-name="P12">ИБН-<text:span text:style-name="T11">8-6</text:span></text:p>
            <text:p text:style-name="P11">№0<text:span text:style-name="T11">10</text:span></text:p>
            <text:p text:style-name="P11"><text:span text:style-name="T11">R=2,0</text:span>м</text:p>
            <text:p text:style-name="P11"><text:span text:style-name="T11">B(R)=0,</text:span>866</text:p>
            <text:p text:style-name="P11"><text:span text:style-name="T34">H</text:span><text:span text:style-name="T31">*</text:span><text:span text:style-name="T39">oi</text:span><text:span text:style-name="T37">(10)</text:span><text:span text:style-name="T11">=</text:span><text:span text:style-name="T18">80</text:span></text:p>
            <text:p text:style-name="P14">20-100</text:p>
          </table:table-cell>
          <table:table-cell table:style-name="t1.B2" office:value-type="string">
            <text:p text:style-name="P38">ИБН-8-6</text:p>
            <text:p text:style-name="P37">№<text:span text:style-name="T11">010</text:span></text:p>
            <text:p text:style-name="P37"><text:span text:style-name="T11">R=1,0</text:span>м</text:p>
            <text:p text:style-name="P37"><text:span text:style-name="T11">B(R)=0,</text:span>957</text:p>
            <text:p text:style-name="P37"><text:span text:style-name="T34">H</text:span><text:span text:style-name="T31">*</text:span><text:span text:style-name="T39">oi</text:span><text:span text:style-name="T37">(10)</text:span><text:span text:style-name="T11">=</text:span><text:span text:style-name="T18">331</text:span></text:p>
            <text:p text:style-name="P39">2<text:span text:style-name="T47">·</text:span>10<text:span text:style-name="T44">2</text:span>-10<text:span text:style-name="T44">3</text:span></text:p>
          </table:table-cell>
          <table:table-cell table:style-name="t1.F2" office:value-type="string">
            <text:p text:style-name="P38">ИБН-8-6</text:p>
            <text:p text:style-name="P37">№<text:span text:style-name="T11">010</text:span></text:p>
            <text:p text:style-name="P37"><text:span text:style-name="T11">R=0,5</text:span>м</text:p>
            <text:p text:style-name="P37"><text:span text:style-name="T11">B(R)=0,9</text:span>91</text:p>
            <text:p text:style-name="P37"><text:span text:style-name="T34">H</text:span><text:span text:style-name="T31">*</text:span><text:span text:style-name="T39">oi</text:span><text:span text:style-name="T37">(10)</text:span><text:span text:style-name="T11">=</text:span><text:span text:style-name="T18">1434</text:span></text:p>
            <text:p text:style-name="P39">2<text:span text:style-name="T47">·</text:span>10<text:span text:style-name="T44">3</text:span>-10<text:span text:style-name="T44">4</text:span></text:p>
          </table:table-cell>
        </table:table-row>
        <table:table-row>
          <table:table-cell table:style-name="t1.A3" office:value-type="string">
            <text:p text:style-name="P16">Показания прибора в поверяемой точке</text:p>
            <text:p text:style-name="P15"><text:span text:style-name="T35">H</text:span><text:span text:style-name="T32">*</text:span><text:span text:style-name="T40">i</text:span><text:span text:style-name="T38">(10) мкЗв/ч, </text:span><text:span text:style-name="T45">±δ</text:span><text:span text:style-name="T14">ст</text:span>, %</text:p>
          </table:table-cell>
          <table:table-cell table:style-name="t1.B3" office:value-type="string">
            <text:p text:style-name="P12"/>
          </table:table-cell>
          <table:table-cell table:style-name="t1.B3" office:value-type="string">
            <text:p text:style-name="P14">$1-61</text:p>
            <text:p text:style-name="P14">$1-71</text:p>
            <text:p text:style-name="P14">$1-81</text:p>
          </table:table-cell>
          <table:table-cell table:style-name="t1.B3" office:value-type="string">
            <text:p text:style-name="P14">$1-62</text:p>
            <text:p text:style-name="P14">$1-72</text:p>
            <text:p text:style-name="P14">$1-82</text:p>
          </table:table-cell>
          <table:table-cell table:style-name="t1.B3" office:value-type="string">
            <text:p text:style-name="P14">$1-63</text:p>
            <text:p text:style-name="P14">$1-73</text:p>
            <text:p text:style-name="P14">$1-83</text:p>
          </table:table-cell>
          <table:table-cell table:style-name="t1.F3" office:value-type="string">
            <text:p text:style-name="P14">$1-64</text:p>
            <text:p text:style-name="P14">$1-74</text:p>
            <text:p text:style-name="P14">$1-84</text:p>
          </table:table-cell>
        </table:table-row>
        <table:table-row>
          <table:table-cell table:style-name="t1.A3" office:value-type="string">
            <text:p text:style-name="P16">Среднее значение показаний, <text:span text:style-name="T36">H</text:span><text:span text:style-name="T32">*</text:span><text:span text:style-name="T40">i</text:span><text:span text:style-name="T38">(10) мкЗв/ч</text:span></text:p>
          </table:table-cell>
          <table:table-cell table:style-name="t1.B3" office:value-type="string">
            <text:p text:style-name="P14">$<text:span text:style-name="T18">1</text:span>-00</text:p>
          </table:table-cell>
          <table:table-cell table:style-name="t1.B3" office:value-type="string">
            <text:p text:style-name="P14">$<text:span text:style-name="T18">1</text:span>-01</text:p>
          </table:table-cell>
          <table:table-cell table:style-name="t1.B3" office:value-type="string">
            <text:p text:style-name="P14">$<text:span text:style-name="T18">1</text:span>-02</text:p>
          </table:table-cell>
          <table:table-cell table:style-name="t1.B3" office:value-type="string">
            <text:p text:style-name="P14">$<text:span text:style-name="T18">1</text:span>-03</text:p>
          </table:table-cell>
          <table:table-cell table:style-name="t1.F3" office:value-type="string">
            <text:p text:style-name="P14">$<text:span text:style-name="T18">1</text:span>-04</text:p>
          </table:table-cell>
        </table:table-row>
        <table:table-row>
          <table:table-cell table:style-name="t1.A3" office:value-type="string">
            <text:p text:style-name="P16">Результат измерения мощности дозы в поверяемой точке</text:p>
            <text:p text:style-name="P15"><text:span text:style-name="T35">H</text:span><text:span text:style-name="T32">*</text:span><text:span text:style-name="T41">пр</text:span><text:span text:style-name="T42">i</text:span><text:span text:style-name="T38">(10) мкЗв/ч</text:span></text:p>
          </table:table-cell>
          <table:table-cell table:style-name="t1.B3" office:value-type="string">
            <text:p text:style-name="P12"/>
          </table:table-cell>
          <table:table-cell table:style-name="t1.B3" office:value-type="string">
            <text:p text:style-name="P14">$1-n21</text:p>
          </table:table-cell>
          <table:table-cell table:style-name="t1.B3" office:value-type="string">
            <text:p text:style-name="P14">$1-n22</text:p>
          </table:table-cell>
          <table:table-cell table:style-name="t1.B3" office:value-type="string">
            <text:p text:style-name="P14">$1-n23</text:p>
          </table:table-cell>
          <table:table-cell table:style-name="t1.F3" office:value-type="string">
            <text:p text:style-name="P14">$1-n24</text:p>
          </table:table-cell>
        </table:table-row>
        <table:table-row>
          <table:table-cell table:style-name="t1.A3" office:value-type="string">
            <text:p text:style-name="P13">Основная относительная погрешность измерения, <text:s/><text:span text:style-name="T13">θ</text:span><text:span text:style-name="T17">пр</text:span><text:span text:style-name="T15">i</text:span>, %</text:p>
          </table:table-cell>
          <table:table-cell table:style-name="t1.B3" office:value-type="string">
            <text:p text:style-name="P12"/>
          </table:table-cell>
          <table:table-cell table:style-name="t1.B3" office:value-type="string">
            <text:p text:style-name="P14">$1-n31</text:p>
          </table:table-cell>
          <table:table-cell table:style-name="t1.B3" office:value-type="string">
            <text:p text:style-name="P14">$1-n32</text:p>
          </table:table-cell>
          <table:table-cell table:style-name="t1.B3" office:value-type="string">
            <text:p text:style-name="P14">$1-n33</text:p>
          </table:table-cell>
          <table:table-cell table:style-name="t1.F3" office:value-type="string">
            <text:p text:style-name="P14">$1-n34</text:p>
          </table:table-cell>
        </table:table-row>
        <table:table-row>
          <table:table-cell table:style-name="t1.A3" office:value-type="string">
            <text:p text:style-name="P13">Доверительная граница основной относительной погрешности, <text:span text:style-name="T46">Δ</text:span><text:span text:style-name="T16">i</text:span>, %</text:p>
          </table:table-cell>
          <table:table-cell table:style-name="t1.B3" office:value-type="string">
            <text:p text:style-name="P12"/>
            <text:p text:style-name="P11"/>
          </table:table-cell>
          <table:table-cell table:style-name="t1.B3" office:value-type="string">
            <text:p text:style-name="P14">$1-n41</text:p>
          </table:table-cell>
          <table:table-cell table:style-name="t1.B3" office:value-type="string">
            <text:p text:style-name="P14">$1-n42</text:p>
          </table:table-cell>
          <table:table-cell table:style-name="t1.B3" office:value-type="string">
            <text:p text:style-name="P14">$1-n43</text:p>
          </table:table-cell>
          <table:table-cell table:style-name="t1.F3" office:value-type="string">
            <text:p text:style-name="P14">$1-n44</text:p>
          </table:table-cell>
        </table:table-row>
        <table:table-row table:style-name="t1.8">
          <table:table-cell table:style-name="t1.A8" office:value-type="string">
            <text:p text:style-name="P40"><text:span text:style-name="T20">Пределосновной </text:span>относительной погрешности , %</text:p>
          </table:table-cell>
          <table:table-cell table:style-name="t1.B8" office:value-type="string">
            <text:p text:style-name="P12"/>
          </table:table-cell>
          <table:table-cell table:style-name="t1.C8" table:number-columns-spanned="4" office:value-type="string">
            <text:p text:style-name="P12">±<text:span text:style-name="T18">20</text:span></text:p>
          </table:table-cell>
          <table:covered-table-cell/>
          <table:covered-table-cell/>
          <table:covered-table-cell/>
        </table:table-row>
      </table:table>
      <text:p text:style-name="P41"/>
      <text:p text:style-name="P2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3">Проверку произвел:</text:p>
          </table:table-cell>
          <table:table-cell table:style-name="Таблица1.A1" office:value-type="string">
            <text:p text:style-name="P24">$calibratedBy</text:p>
          </table:table-cell>
          <table:table-cell table:style-name="Таблица1.A1" office:value-type="string">
            <text:p text:style-name="P29"><text:s text:c="36"/></text:p>
          </table:table-cell>
        </table:table-row>
        <table:table-row>
          <table:table-cell table:style-name="Таблица1.A2" office:value-type="string">
            <text:p text:style-name="P28"/>
          </table:table-cell>
          <table:table-cell table:style-name="Таблица1.A2" office:value-type="string">
            <text:p text:style-name="P28"/>
          </table:table-cell>
          <table:table-cell table:style-name="Таблица1.C2" office:value-type="string">
            <text:p text:style-name="P26">(<text:span text:style-name="T21">подпись</text:span>)</text:p>
          </table:table-cell>
        </table:table-row>
        <table:table-row>
          <table:table-cell table:style-name="Таблица1.A1" office:value-type="string">
            <text:p text:style-name="P23">Технический контроль: </text:p>
          </table:table-cell>
          <table:table-cell table:style-name="Таблица1.A1" office:value-type="string">
            <text:p text:style-name="P25">$controlledBy</text:p>
          </table:table-cell>
          <table:table-cell table:style-name="Таблица1.A1" office:value-type="string">
            <text:p text:style-name="P29"><text:s text:c="36"/></text:p>
          </table:table-cell>
        </table:table-row>
        <table:table-row>
          <table:table-cell table:style-name="Таблица1.A2" office:value-type="string">
            <text:p text:style-name="P28"/>
          </table:table-cell>
          <table:table-cell table:style-name="Таблица1.B4" office:value-type="string">
            <text:p text:style-name="P28"/>
          </table:table-cell>
          <table:table-cell table:style-name="Таблица1.C2" office:value-type="string">
            <text:p text:style-name="P26">(<text:span text:style-name="T21">подпись</text:span>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17in" fo:margin-right="0.7992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03-07T13:25:29.36</dc:date>
    <meta:print-date>2019-04-03T15:18:00</meta:print-date>
    <meta:editing-cycles>154</meta:editing-cycles>
    <meta:editing-duration>PT9H27M22S</meta:editing-duration>
    <meta:generator>OpenOffice/4.1.6$Win32 OpenOffice.org_project/416m1$Build-9790</meta:generator>
    <meta:document-statistic meta:table-count="2" meta:image-count="1" meta:object-count="0" meta:page-count="1" meta:paragraph-count="94" meta:word-count="189" meta:character-count="1470"/>
  </office:meta>
</office:document-meta>
</file>